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5098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ell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Black 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5.8">
            <text:p>5.8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.6">
            <text:p>4.6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pound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/>
          <table:table-cell office:value-type="string">
            <text:p>A high-end powder hallucinogen inhalant. Mildly addictive, and overdose is un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<text:span text:style-name="T3">A mid-end powder </text:span>stimulant inhalant. Addiction is common, and overdose is dead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pound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uspex Lens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58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58"/>
        </table:table-row>
        <table:table-row table:style-name="ro1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 table:number-rows-repeated="1048496">
          <table:table-cell table:number-columns-repeated="64"/>
        </table:table-row>
        <table:table-row table:style-name="ro1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1">10/21/2023</text:date>, <text:time>13:2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3-10-21T13:28:57.99</dc:date>
    <meta:editing-duration>P21DT27M17S</meta:editing-duration>
    <meta:editing-cycles>13</meta:editing-cycles>
    <meta:generator>OpenOffice/4.1.13$Win32 OpenOffice.org_project/4113m1$Build-9810</meta:generator>
    <meta:document-statistic meta:table-count="1" meta:cell-count="511" meta:object-count="0"/>
  </office:meta>
</office:document-meta>
</file>